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FactoryCollector.installURLHandlers( ProceedingJoinPoint proceeding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HandlerFactoryCollector.setUrlHandlerFactories( Map urlHandler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FactoryCollector.popUrlHandlerFacto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HandlerFactoryCollector.pushUrlHandlerFacto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